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lect count(*) FROM etudiant;</text:p>
      <text:p text:style-name="Standard"/>
      <text:p text:style-name="Standard">select max(Note), min(Note) from evaluer;</text:p>
      <text:p text:style-name="Standard"/>
      <text:p text:style-name="Standard">select Num_Etudiant, Code_Mat, avg(Note) as moyenne from evaluer group by Num_Etudiant, Code_Mat;</text:p>
      <text:p text:style-name="Standard"/>
      <text:p text:style-name="Standard">select Num_Etudiant, avg(Note) as moyenne from evaluer group by Num_Etudiant;*/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6T10:43:14.236000000</meta:creation-date>
    <dc:date>2023-10-06T11:50:21.834000000</dc:date>
    <meta:editing-duration>PT56M57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4" meta:word-count="31" meta:character-count="247" meta:non-whitespace-character-count="220"/>
  </office:meta>
</office:document-meta>
</file>